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My first experience with security in the area of electronic communication came when I was in high school. I had a hotmail account that I used for all my email back then and I had been using the account for about 3 years at the time of the incident. I logged in to my account one day and found some replies in my inbox to an email I had never sent. After some digging around at school I had one of my friends admit that he had guessed my password and sent out the email as a joke. I handed him the beating he deserved and learned a very valuable lesson in the process: it is important to have a secure password to your accounts. I promptly changed my password to that account and changed all of my other passwords as well.</text:p>
      <text:p text:style-name="P2"><text:tab/>Having that experience in high school was a very important marker in my life as far as technology is concerned. I realized that my accounts and personal information that I have on my computer were not as safe and I had thought. Shortly after my account was compromised I started to research ways to keep my accounts safe and secure. At that time, to my knowledge and memory, identity theft was not something anyone was even aware of. I took it upon myself, however, to research and find the best anti-virus and anti-malware software available. I also made sure to research how to generate secure passwords.</text:p>
      <text:p text:style-name="P2"><text:tab/>Since that time my perception of security has changed drastically. I have taken a proactive approach to security with all of my computing devices and am well aware that with sufficient processing power and a little bit of knowledge an average computer user can crack what most users consider to be uncrackable passwords. This is unlikely, however, so users must take steps to guard themselves from the more common intrusions. There are hundreds, if not thousands, of options available on the internet to achieve the proper levels of security now.</text:p>
      <text:p text:style-name="P2"><text:soft-page-break/><text:tab/>One such option is the firewall. M<text:span text:style-name="T1">ost operating systems out currently have software based firewalls that perform will allow the user to set up network rules for access and denial and have easy to use interfaces. This is a great tool to prevent unwanted access to your home or work networks and a good first step towards making sure your network and all the devices on it are protected against outside threats.</text:span></text:p>
      <text:p text:style-name="P3"><text:tab/>Another tool available to users is anti-virus software. Most anti-virus software has both active scanning and the ability to passively scan while you browse the web. This will catch most intrusions that may slip past a firewall if you have one installed. Some of the more sophisticated viruses may slip past the passive scanning which is where the active scan comes in. The active scan will pick up whatever slips past the passive scan and allow you to quarantine and eliminate threats the have embedded themselves in your system.</text:p>
      <text:p text:style-name="P3"><text:tab/>Anti-malware software is another great tool that a user can obtain from the internet. This type of software provides the same functionality of anti-virus software but scans for different security threats. Malware will seek to send your personal information back to a certain user or group of users, whereas a virus is more likely to try to crash or corrupt your system.</text:p>
      <text:p text:style-name="P3"><text:tab/>I think one of the most overlooked tools for security is the internet itself. It is a great tool for research and downloading the other tools you need in order to protect yourself and your system and network from outside threats. I am quite comfortable using all of the tools that I have mentioned above and make sure to always keep up to date on the current state of the internet and network security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hew Morrissey</text:p>
        <text:p text:style-name="MP1">CS-355-01</text:p>
        <text:p text:style-name="MP1">Security Paper</text:p>
        <text:p text:style-name="MP1">9/21/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Morrissey</meta:initial-creator>
    <meta:creation-date>2011-09-20T09:50:02.06</meta:creation-date>
    <dc:date>2011-09-20T11:45:57.37</dc:date>
    <dc:creator>Matthew Morrissey</dc:creator>
    <meta:editing-duration>PT1H22M37S</meta:editing-duration>
    <meta:editing-cycles>4</meta:editing-cycles>
    <meta:generator>OpenOffice.org/3.3$Win32 OpenOffice.org_project/330m20$Build-9567</meta:generator>
    <meta:document-statistic meta:table-count="0" meta:image-count="0" meta:object-count="0" meta:page-count="2" meta:paragraph-count="11" meta:word-count="642" meta:character-count="3645"/>
  </office:meta>
</office:document-meta>
</file>